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cion de usuarios <text:line-break/><text:tab/>CREATE USER 'nombre usuario' IDENTIFIED BY '12345';<text:line-break/> <text:s text:c="6"/><text:line-break/>-- modificar usuario<text:line-break/><text:line-break/><text:tab/>ALTER USER IF EXISTS user1@localhost identified by 'password';<text:line-break/> <text:s text:c="3"/><text:line-break/>-- renombrar usuario <text:line-break/><text:line-break/><text:tab/>RENAME USER user1@localhost to usuario1@localhost;<text:line-break/><text:line-break/>-- borrar un usuario<text:line-break/><text:line-break/><text:tab/>DROP USER user1@localhost;<text:line-break/> <text:s text:c="3"/><text:line-break/> -- Obligando a que el usuario cambie de contraseña al proximo inicio de sesión.<text:line-break/><text:tab/>CREATE USER 'nombre usuario' IDENTIFIED BY '12345' PASSWORD EXPIRE;<text:line-break/> <text:s text:c="6"/><text:line-break/>-- Obligamos a cambiar la contraseña cada cierto número de días<text:line-break/> <text:s text:c="2"/><text:tab/>CREATE USER 'nombre usuario' IDENTIFIED BY '12345' PASSWORD EXPIRE <text:tab/>INTERVAL 30 DAY;<text:line-break/> <text:s/><text:tab/>CREATE USER 'nombre usuario' IDENTIFIED BY '12345' PASSWORD EXPIRE NEVER;<text:line-break/> <text:tab/>CREATE USER 'nombre usuario' IDENTIFIED BY '12345' ACCOUNT LOCK/UNLOK;<text:line-break/> <text:s text:c="3"/><text:line-break/>-- Numero maximo de consultas por hora<text:line-break/><text:tab/>CREATE USER 'nombre usuario' IDENTIFIED BY '12345' WITH <text:tab/>MAX_QUERIES_PER_HOUR 100;<text:line-break/> <text:s text:c="3"/><text:line-break/>-- Numero maximo de actualizaciones por hora<text:line-break/><text:tab/>CREATE USER 'nombre usuario' IDENTIFIED BY '12345' WITH <text:tab/>MAX_UPDATES_PER_HOUR 100;<text:line-break/> <text:s text:c="3"/><text:line-break/>-- Numero maximo de conexiones por hora<text:line-break/><text:tab/>CREATE USER 'nombre usuario' IDENTIFIED BY '12345' WITH <text:tab/>MAX_CONNECTIONS_PER_HOUR 10;<text:line-break/><text:line-break/>-- Numero maximo de conexiones sinmultaneas que permite cada usuario<text:line-break/><text:tab/>CREATE USER 'nombre usuario' IDENTIFIED BY '12345' WITH <text:tab/>MAX_USER_CONNECTIONS 10;<text:line-break/> <text:s text:c="3"/><text:line-break/>-- Asignar permisos <text:line-break/><text:line-break/><text:tab/>GRANT {permiso} ON {nombreBAdeDeDatos}.{nombreDeTabla} TO {usuario};<text:line-break/> <text:s text:c="7"/><text:line-break/> -- Asignar permisos a la columna de una tabla concreta<text:line-break/> <text:line-break/><text:tab/>Grant select,update (estado) on jardineria.pedido to analista1@localhost;<text:line-break/><text:line-break/> -- Borrar privilegios<text:line-break/><text:line-break/><text:tab/>REVOKE {permiso} ON {nombreBAdeDeDatos}.{nombreDeTabla} FROM {usuario};<text:line-break/> <text:s text:c="3"/><text:line-break/><text:soft-page-break/><text:line-break/><text:line-break/>-- TRANSACCIONES<text:line-break/><text:line-break/><text:tab/>start transaction;<text:line-break/><text:tab/>set AUTOCOMMIT=0;<text:line-break/> <text:s text:c="3"/>commit;<text:line-break/> <text:s text:c="3"/>savepoint 'nombre';<text:line-break/> <text:s text:c="3"/>rollback;<text:line-break/><text:tab/>rollback "nombre del saabe point al que queremos ir";<text:line-break/><text:line-break/> <text:s text:c="3"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20:20:36.908000000</meta:creation-date>
    <dc:date>2024-05-19T20:21:48.018000000</dc:date>
    <meta:editing-duration>PT1M11S</meta:editing-duration>
    <meta:editing-cycles>1</meta:editing-cycles>
    <meta:document-statistic meta:table-count="0" meta:image-count="0" meta:object-count="0" meta:page-count="2" meta:paragraph-count="1" meta:word-count="227" meta:character-count="1831" meta:non-whitespace-character-count="1475"/>
    <meta:generator>LibreOffice/7.4.3.2$Windows_X86_64 LibreOffice_project/1048a8393ae2eeec98dff31b5c133c5f1d08b890</meta:generator>
  </office:meta>
</office:document-meta>
</file>